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D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575" table:style-name="ce1">
            <text:p>15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QUOTIENT([.B2];[.B3]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89" table:formula="of:=[.B2]-[.$E3]*[.B3]" table:style-name="ce1">
            <text:p>189</text:p>
          </table:table-cell>
          <table:table-cell office:value-type="float" office:value="1" table:formula="of:=[.C2]-[.$E3]*[.C3]" table:style-name="ce1">
            <text:p>1</text:p>
          </table:table-cell>
          <table:table-cell office:value-type="float" office:value="-6" table:formula="of:=[.D2]-[.$E3]*[.D3]" table:style-name="ce1">
            <text:p>-6</text:p>
          </table:table-cell>
          <table:table-cell office:value-type="float" office:value="1" table:formula="of:=QUOTIENT([.B3];[.B4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42" table:formula="of:=[.B3]-[.$E4]*[.B4]" table:style-name="ce1">
            <text:p>42</text:p>
          </table:table-cell>
          <table:table-cell office:value-type="float" office:value="-1" table:formula="of:=[.C3]-[.$E4]*[.C4]" table:style-name="ce1">
            <text:p>-1</text:p>
          </table:table-cell>
          <table:table-cell office:value-type="float" office:value="7" table:formula="of:=[.D3]-[.$E4]*[.D4]" table:style-name="ce1">
            <text:p>7</text:p>
          </table:table-cell>
          <table:table-cell office:value-type="float" office:value="4" table:formula="of:=QUOTIENT([.B4];[.B5]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21" table:formula="of:=[.B4]-[.$E5]*[.B5]" table:style-name="ce1">
            <text:p>21</text:p>
          </table:table-cell>
          <table:table-cell office:value-type="float" office:value="5" table:formula="of:=[.C4]-[.$E5]*[.C5]" table:style-name="ce1">
            <text:p>5</text:p>
          </table:table-cell>
          <table:table-cell office:value-type="float" office:value="-34" table:formula="of:=[.D4]-[.$E5]*[.D5]" table:style-name="ce1">
            <text:p>-34</text:p>
          </table:table-cell>
          <table:table-cell office:value-type="float" office:value="2" table:formula="of:=QUOTIENT([.B5];[.B6])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0" table:formula="of:=[.B5]-[.$E6]*[.B6]" table:style-name="ce1">
            <text:p>0</text:p>
          </table:table-cell>
          <table:table-cell office:value-type="float" office:value="-11" table:formula="of:=[.C5]-[.$E6]*[.C6]" table:style-name="ce1">
            <text:p>-11</text:p>
          </table:table-cell>
          <table:table-cell office:value-type="float" office:value="75" table:formula="of:=[.D5]-[.$E6]*[.D6]" table:style-name="ce1">
            <text:p>75</text:p>
          </table:table-cell>
          <table:table-cell office:value-type="float" office:value="0" table:formula="of:=QUOTIENT([.B6];[.B7])" table:style-name="ce1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table:number-columns-repeated="16383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icardo Nunes</meta:initial-creator>
    <dc:creator>Ricardo Nunes</dc:creator>
    <meta:creation-date>2019-01-03T22:22:21Z</meta:creation-date>
    <dc:date>2019-01-04T12:25:50Z</dc:date>
  </office:meta>
</office:document-meta>
</file>